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0079CE78.png"/>
  <manifest:file-entry manifest:media-type="image/png" manifest:full-path="Pictures/10000201000001F4000002B9E8D5F03A.png"/>
  <manifest:file-entry manifest:media-type="image/png" manifest:full-path="Pictures/10000201000001F4000002B9C6232CF0.png"/>
  <manifest:file-entry manifest:media-type="image/png" manifest:full-path="Pictures/10000201000001F4000002B93D3D60C8.png"/>
  <manifest:file-entry manifest:media-type="image/png" manifest:full-path="Pictures/10000201000001F4000002B9F3CE5C36.png"/>
  <manifest:file-entry manifest:media-type="image/png" manifest:full-path="Pictures/10000201000001F4000002B945FFD97E.png"/>
  <manifest:file-entry manifest:media-type="image/png" manifest:full-path="Pictures/10000201000001F4000002B93C396B98.png"/>
  <manifest:file-entry manifest:media-type="image/png" manifest:full-path="Pictures/10000201000001F4000002B966FDC13C.png"/>
  <manifest:file-entry manifest:media-type="image/png" manifest:full-path="Pictures/10000201000001F4000002B9B9F507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2" text:anchor-type="paragraph" svg:width="6.301cm" svg:height="8.781cm" draw:z-index="0"><draw:image xlink:href="Pictures/10000201000001F4000002B93C396B98.png" xlink:type="simple" xlink:show="embed" xlink:actuate="onLoad"/></draw:frame><draw:frame draw:style-name="fr2" draw:name="Afbeeldingen3" text:anchor-type="paragraph" svg:x="-0.949cm" svg:y="0cm" svg:width="6.301cm" svg:height="8.781cm" draw:z-index="1"><draw:image xlink:href="Pictures/10000201000001F4000002B9C6232CF0.png" xlink:type="simple" xlink:show="embed" xlink:actuate="onLoad"/></draw:frame><draw:frame draw:style-name="fr2" draw:name="Afbeeldingen1" text:anchor-type="paragraph" svg:x="11.649cm" svg:y="0cm" svg:width="6.301cm" svg:height="8.781cm" draw:z-index="2"><draw:image xlink:href="Pictures/10000201000001F4000002B9E8D5F03A.png" xlink:type="simple" xlink:show="embed" xlink:actuate="onLoad"/></draw:frame><draw:frame draw:style-name="fr2" draw:name="Afbeeldingen4" text:anchor-type="paragraph" svg:x="5.35cm" svg:y="8.779cm" svg:width="6.301cm" svg:height="8.781cm" draw:z-index="3"><draw:image xlink:href="Pictures/10000201000001F4000002B9F3CE5C36.png" xlink:type="simple" xlink:show="embed" xlink:actuate="onLoad"/></draw:frame><draw:frame draw:style-name="fr2" draw:name="Afbeeldingen6" text:anchor-type="paragraph" svg:x="-0.949cm" svg:y="8.779cm" svg:width="6.301cm" svg:height="8.781cm" draw:z-index="4"><draw:image xlink:href="Pictures/10000201000001F4000002B945FFD97E.png" xlink:type="simple" xlink:show="embed" xlink:actuate="onLoad"/></draw:frame><draw:frame draw:style-name="fr2" draw:name="Afbeeldingen5" text:anchor-type="paragraph" svg:x="11.649cm" svg:y="8.779cm" svg:width="6.301cm" svg:height="8.781cm" draw:z-index="5"><draw:image xlink:href="Pictures/10000201000001F4000002B90079CE78.png" xlink:type="simple" xlink:show="embed" xlink:actuate="onLoad"/></draw:frame><draw:frame draw:style-name="fr2" draw:name="Afbeeldingen7" text:anchor-type="paragraph" svg:x="-0.949cm" svg:y="17.558cm" svg:width="6.301cm" svg:height="8.781cm" draw:z-index="6"><draw:image xlink:href="Pictures/10000201000001F4000002B93D3D60C8.png" xlink:type="simple" xlink:show="embed" xlink:actuate="onLoad"/></draw:frame><draw:frame draw:style-name="fr2" draw:name="Afbeeldingen8" text:anchor-type="paragraph" svg:x="5.35cm" svg:y="17.558cm" svg:width="6.301cm" svg:height="8.781cm" draw:z-index="7"><draw:image xlink:href="Pictures/10000201000001F4000002B9B9F507E7.png" xlink:type="simple" xlink:show="embed" xlink:actuate="onLoad"/></draw:frame><draw:frame draw:style-name="fr2" draw:name="Afbeeldingen9" text:anchor-type="paragraph" svg:x="11.649cm" svg:y="17.558cm" svg:width="6.301cm" svg:height="8.781cm" draw:z-index="8"><draw:image xlink:href="Pictures/10000201000001F4000002B966FDC1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13:14.98</dc:date>
    <meta:editing-duration>PT00H05M36S</meta:editing-duration>
    <meta:editing-cycles>2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